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7.7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22.706cm" svg:y="4.189cm">
            <draw:object draw:notify-on-update-of-ranges="Planilha1.G3:Planilha1.G8 Planilha1.I1:Planilha1.I1 Planilha1.I2:Planilha1.I7 Planilha1.J1:Planilha1.J1 Planilha1.J2:Planilha1.J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print 1</text:p>
          </table:table-cell>
          <table:covered-table-cell table:number-columns-repeated="4" table:style-name="ce2"/>
          <table:covered-table-cell/>
          <table:table-cell office:value-type="string" calcext:value-type="string">
            <text:p>dia</text:p>
          </table:table-cell>
          <table:table-cell office:value-type="string" calcext:value-type="string">
            <text:p>realizado por ida</text:p>
          </table:table-cell>
          <table:table-cell table:style-name="ce2" office:value-type="string" calcext:value-type="string">
            <text:p>faltante estimado por dia</text:p>
          </table:table-cell>
          <table:table-cell table:style-name="ce2" office:value-type="string" calcext:value-type="string">
            <text:p>faltante realizado por dia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Tarefas</text:p>
          </table:table-cell>
          <table:table-cell table:style-name="ce2" office:value-type="string" calcext:value-type="string">
            <text:p>Estimado</text:p>
          </table:table-cell>
          <table:table-cell table:style-name="ce2" office:value-type="string" calcext:value-type="string">
            <text:p>Trabalhado</text:p>
          </table:table-cell>
          <table:table-cell table:style-name="ce2" office:value-type="string" calcext:value-type="string">
            <text:p>Restante</text:p>
          </table:table-cell>
          <table:table-cell office:value-type="string" calcext:value-type="string">
            <text:p>Finalizad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2" table:formula="of:=[.C11]" office:value-type="float" office:value="15" calcext:value-type="float">
            <text:p>15</text:p>
          </table:table-cell>
          <table:table-cell table:style-name="ce2" table:formula="of:=[.C11]-[.H2]" office:value-type="float" office:value="15" calcext:value-type="float">
            <text:p>15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US1 Logar usuário</text:p>
          </table:table-cell>
          <table:table-cell office:value-type="string" calcext:value-type="string">
            <text:p>Implementar interface de log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2" table:formula="of:=[.I2]-[.$C$12]" office:value-type="float" office:value="12" calcext:value-type="float">
            <text:p>1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ntroles da interface de logi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2" table:formula="of:=[.I3]-[.$C$12]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nfiguração de ambiente dev de backen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2" table:formula="of:=[.I4]-[.$C$12]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mplementar API de log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" table:formula="of:=[.I5]-[.$C$12]" office:value-type="float" office:value="3" calcext:value-type="float">
            <text:p>3</text:p>
          </table:table-cell>
          <table:table-cell table:style-name="ce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AO de logi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formula="of:=[.I6]-[.$C$12]" office:value-type="float" office:value="0" calcext:value-type="float">
            <text:p>0</text:p>
          </table:table-cell>
          <table:table-cell table:style-name="ce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estes de integraçã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stes de aceitaçã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10])" office:value-type="float" office:value="15" calcext:value-type="float">
            <text:p>15</text:p>
          </table:table-cell>
          <table:table-cell table:formula="of:=SUM([.D3:.D10])" office:value-type="float" office:value="21" calcext:value-type="float">
            <text:p>21</text:p>
          </table:table-cell>
          <table:table-cell table:formula="of:=SUM([.E3:.E10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s por dia</text:p>
          </table:table-cell>
          <table:table-cell/>
          <table:table-cell table:formula="of:=[.C11]/5"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20">
          <table:table-cell table:number-columns-repeated="1023"/>
        </table:table-row>
        <table:table-row table:style-name="ro1">
          <table:table-cell office:value-type="string" calcext:value-type="string">
            <text:p>US2 Visualizar lista de livros</text:p>
          </table:table-cell>
          <table:table-cell office:value-type="string" calcext:value-type="string">
            <text:p>Implementar interface de livro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es da interface de livro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plementar API de livro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ço de livro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O de livro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stes de integraçã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stes de aceitaçã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3 Visualizar livro</text:p>
          </table:table-cell>
          <table:table-cell office:value-type="string" calcext:value-type="string">
            <text:p>implementar interface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es da interface de livr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plementar API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ço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O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es de integraçã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es de aceitaçã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5:.C47])" office:value-type="float" office:value="28" calcext:value-type="float">
            <text:p>28</text:p>
          </table:table-cell>
          <table:table-cell table:formula="of:=SUM([.D25:.D47])" office:value-type="float" office:value="0" calcext:value-type="float">
            <text:p>0</text:p>
          </table:table-cell>
          <table:table-cell table:formula="of:=SUM([.E25:.E47]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s por dia</text:p>
          </table:table-cell>
          <table:table-cell/>
          <table:table-cell table:formula="of:=[.C48]/5" office:value-type="float" office:value="5.6" calcext:value-type="float">
            <text:p>5,6</text:p>
          </table:table-cell>
          <table:table-cell table:number-columns-repeated="1020"/>
        </table:table-row>
        <table:table-row table:style-name="ro1" table:number-rows-repeated="104852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 style:data-style-name="N2" text:time-value="21:43:43.4328542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gor Nunes</meta:initial-creator>
    <meta:creation-date>2017-06-15T22:34:14.440270466</meta:creation-date>
    <dc:date>2017-06-25T21:44:42.226272217</dc:date>
    <dc:creator>Higor Nunes</dc:creator>
    <meta:editing-duration>PT20H22M56S</meta:editing-duration>
    <meta:editing-cycles>13</meta:editing-cycles>
    <meta:generator>LibreOffice/4.2.8.2$Linux_X86_64 LibreOffice_project/420m0$Build-2</meta:generator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a79f" draw:fill-color="#aea79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872cm" svg:y="3.952cm" style:legend-expansion="high" chart:style-name="ch2"/>
        <chart:plot-area chart:style-name="ch3" table:cell-range-address="Planilha1.G3:Planilha1.G8 Planilha1.I1:Planilha1.J7" chart:data-source-has-labels="both" svg:x="1.715cm" svg:y="0.497cm" svg:width="11.602cm" svg:height="7.657cm">
          <chartooo:coordinate-region svg:x="2.336cm" svg:y="0.696cm" svg:width="10.794cm" svg:height="6.811cm"/>
          <chart:axis chart:dimension="x" chart:name="primary-x" chart:style-name="ch4" chartooo:axis-type="auto">
            <chartooo:date-scale/>
            <chart:title svg:x="6.017cm" svg:y="8.334cm" chart:style-name="ch5">
              <text:p>3ª semana de junho</text:p>
            </chart:title>
            <chart:categories table:cell-range-address="Planilha1.G3:Planilha1.G8"/>
            <chart:grid chart:style-name="ch6" chart:class="major"/>
          </chart:axis>
          <chart:axis chart:dimension="y" chart:name="primary-y" chart:style-name="ch4">
            <chart:title svg:x="0.835cm" svg:y="4.792cm" chart:style-name="ch7">
              <text:p>horas</text:p>
            </chart:title>
            <chart:grid chart:style-name="ch6" chart:class="major"/>
          </chart:axis>
          <chart:series chart:style-name="ch8" chart:values-cell-range-address="Planilha1.I2:Planilha1.I7" chart:label-cell-address="Planilha1.I1:Planilha1.I1" chart:class="chart:line">
            <chart:data-point chart:repeated="6"/>
          </chart:series>
          <chart:series chart:style-name="ch9" chart:values-cell-range-address="Planilha1.J2:Planilha1.J7" chart:label-cell-address="Planilha1.J1:Planilha1.J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nte estimado por dia</text:p>
                <draw:g>
                  <svg:desc>Planilha1.I1:Planilha1.I1</svg:desc>
                </draw:g>
              </table:table-cell>
              <table:table-cell office:value-type="string">
                <text:p>faltante realizado por dia</text:p>
                <draw:g>
                  <svg:desc>Planilha1.J1:Planilha1.J1</svg:desc>
                </draw:g>
              </table:table-cell>
            </table:table-row>
          </table:table-header-rows>
          <table:table-rows>
            <table:table-row>
              <table:table-cell office:value-type="float" office:value="19">
                <text:p>20</text:p>
                <draw:g>
                  <svg:desc>Planilha1.G3:Planilha1.G8</svg:desc>
                </draw:g>
              </table:table-cell>
              <table:table-cell office:value-type="float" office:value="15">
                <text:p>15</text:p>
                <draw:g>
                  <svg:desc>Planilha1.I2:Planilha1.I7</svg:desc>
                </draw:g>
              </table:table-cell>
              <table:table-cell office:value-type="float" office:value="15">
                <text:p>15</text:p>
                <draw:g>
                  <svg:desc>Planilha1.J2:Planilha1.J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